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55e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0084d1" draw:textarea-horizontal-align="center" draw:textarea-vertical-align="middle"/>
    </style:style>
    <style:style style:name="gr4" style:family="graphic" style:parent-style-name="standard">
      <style:graphic-properties draw:fill-color="#ffd32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8" style:family="graphic" style:parent-style-name="standard">
      <style:graphic-properties draw:fill-color="#ffffff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Arial" style:font-family-generic="roman" style:font-pitch="variable" fo:font-size="12pt" fo:font-style="normal" fo:font-weight="normal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6.80000019073486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ircle draw:style-name="gr1" draw:text-style-name="P1" draw:layer="layout" svg:width="1.905cm" svg:height="1.905cm" svg:x="22.86cm" svg:y="3.81cm">
          <text:p/>
        </draw:circle>
        <draw:frame draw:style-name="gr2" draw:text-style-name="P2" draw:layer="layout" svg:width="7.813cm" svg:height="0.721cm" svg:x="5.715cm" svg:y="5.715cm">
          <draw:text-box>
            <text:p text:style-name="P2"><text:span text:style-name="T1">2) [“the imperial march”, “duel of fates”]</text:span></text:p>
          </draw:text-box>
        </draw:frame>
        <draw:rect draw:style-name="gr3" draw:text-style-name="P1" draw:layer="layout" svg:width="5.08cm" svg:height="4.445cm" svg:x="0.635cm" svg:y="5.08cm">
          <text:p text:style-name="P1">User application</text:p>
        </draw:rect>
        <draw:rect draw:style-name="gr4" draw:text-style-name="P1" draw:layer="layout" svg:width="1.27cm" svg:height="4.445cm" svg:x="13.335cm" svg:y="5.08cm">
          <text:p text:style-name="P1">A</text:p>
        </draw:rect>
        <draw:rect draw:style-name="gr4" draw:text-style-name="P1" draw:layer="layout" svg:width="1.27cm" svg:height="4.445cm" svg:x="15.24cm" svg:y="5.08cm">
          <text:p text:style-name="P1">S</text:p>
        </draw:rect>
        <draw:line draw:style-name="gr5" draw:text-style-name="P1" draw:layer="layout" svg:x1="5.715cm" svg:y1="5.166cm" svg:x2="13.335cm" svg:y2="5.166cm">
          <text:p/>
        </draw:line>
        <draw:frame draw:style-name="gr6" draw:text-style-name="P2" draw:layer="layout" svg:width="4.445cm" svg:height="0.721cm" svg:x="6.985cm" svg:y="4.445cm">
          <draw:text-box>
            <text:p text:style-name="P2"><text:span text:style-name="T1">1) search (“the”)</text:span></text:p>
          </draw:text-box>
        </draw:frame>
        <draw:line draw:style-name="gr5" draw:text-style-name="P1" draw:layer="layout" svg:x1="13.335cm" svg:y1="6.436cm" svg:x2="5.715cm" svg:y2="6.436cm">
          <text:p/>
        </draw:line>
        <draw:line draw:style-name="gr5" draw:text-style-name="P1" draw:layer="layout" svg:x1="5.715cm" svg:y1="7.706cm" svg:x2="13.335cm" svg:y2="7.706cm">
          <text:p/>
        </draw:line>
        <draw:frame draw:style-name="gr7" draw:text-style-name="P2" draw:layer="layout" svg:width="8.89cm" svg:height="0.721cm" svg:x="5.715cm" svg:y="6.985cm">
          <draw:text-box>
            <text:p text:style-name="P2"><text:span text:style-name="T1">3) search ( MD5 (“the imperial march”))</text:span></text:p>
          </draw:text-box>
        </draw:frame>
        <draw:line draw:style-name="gr5" draw:text-style-name="P1" draw:layer="layout" svg:x1="13.335cm" svg:y1="8.341cm" svg:x2="5.715cm" svg:y2="8.341cm">
          <text:p/>
        </draw:line>
        <draw:frame draw:style-name="gr6" draw:text-style-name="P2" draw:layer="layout" svg:width="5.08cm" svg:height="0.721cm" svg:x="6.985cm" svg:y="7.706cm">
          <draw:text-box>
            <text:p text:style-name="P2"><text:span text:style-name="T1">4) [ 127. 40. 35. 46 ]</text:span></text:p>
          </draw:text-box>
        </draw:frame>
        <draw:line draw:style-name="gr5" draw:text-style-name="P1" draw:layer="layout" svg:x1="5.715cm" svg:y1="8.976cm" svg:x2="13.335cm" svg:y2="8.976cm">
          <text:p/>
        </draw:line>
        <draw:frame draw:style-name="gr6" draw:layer="layout" svg:width="8.255cm" svg:height="0.962cm" svg:x="5.715cm" svg:y="8.649cm">
          <draw:text-box>
            <text:p><text:span text:style-name="T1">5 )</text:span> <text:span text:style-name="T1">BitDew GET (“the imperial march”)</text:span></text:p>
          </draw:text-box>
        </draw:frame>
        <draw:frame draw:style-name="gr6" draw:layer="layout" svg:width="5.715cm" svg:height="0.962cm" svg:x="13.335cm" svg:y="14.605cm">
          <draw:text-box>
            <text:p>BitDew API Layer</text:p>
          </draw:text-box>
        </draw:frame>
        <draw:frame draw:style-name="gr6" draw:layer="layout" svg:width="7.045cm" svg:height="0.962cm" svg:x="13.275cm" svg:y="16.51cm">
          <draw:text-box>
            <text:p>BitDew Service Layer</text:p>
          </draw:text-box>
        </draw:frame>
        <draw:g>
          <draw:rect draw:style-name="gr8" draw:text-style-name="P3" draw:layer="layout" svg:width="5.08cm" svg:height="1.905cm" svg:x="22.225cm" svg:y="6.985cm">
            <text:p text:style-name="P3"><text:span text:style-name="T1">The Imperial March.mp3</text:span></text:p>
          </draw:rect>
          <draw:line draw:style-name="gr9" draw:text-style-name="P1" draw:layer="layout" svg:x1="27.305cm" svg:y1="8.255cm" svg:x2="26.67cm" svg:y2="8.89cm">
            <text:p/>
          </draw:line>
        </draw:g>
        <draw:rect draw:style-name="gr10" draw:text-style-name="P1" draw:layer="layout" svg:width="2.54cm" svg:height="1.27cm" svg:x="22.86cm" svg:y="5.715cm">
          <text:p text:style-name="P1">HTTP</text:p>
        </draw:rect>
        <draw:frame draw:style-name="gr2" draw:layer="layout" svg:width="3.915cm" svg:height="0.721cm" svg:x="21.59cm" svg:y="3.089cm">
          <draw:text-box>
            <text:p text:style-name="P4"><text:span text:style-name="T2"><text:s/></text:span><text:span text:style-name="T2">[ 127. 40. 35. 46 ]</text:span></text:p>
          </draw:text-box>
        </draw:frame>
        <draw:frame draw:style-name="gr6" draw:layer="layout" svg:width="6.35cm" svg:height="0.962cm" svg:x="13.335cm" svg:y="18.415cm">
          <draw:text-box>
            <text:p>Remote node</text:p>
          </draw:text-box>
        </draw:frame>
        <draw:rect draw:style-name="gr10" draw:text-style-name="P1" draw:layer="layout" svg:width="1.27cm" svg:height="1.27cm" svg:x="15.24cm" svg:y="9.525cm">
          <text:p text:style-name="P1">DC </text:p>
        </draw:rect>
        <draw:rect draw:style-name="gr4" draw:text-style-name="P1" draw:layer="layout" svg:width="1.27cm" svg:height="4.445cm" svg:x="17.145cm" svg:y="5.08cm">
          <text:p text:style-name="P1">I</text:p>
        </draw:rect>
        <draw:rect draw:style-name="gr10" draw:text-style-name="P1" draw:layer="layout" svg:width="1.905cm" svg:height="1.27cm" svg:x="17.145cm" svg:y="9.525cm">
          <text:p text:style-name="P1">DHT </text:p>
        </draw:rect>
        <draw:g>
          <draw:rect draw:style-name="gr4" draw:text-style-name="P1" draw:layer="layout" svg:width="1.27cm" svg:height="1.27cm" svg:x="11.43cm" svg:y="14.605cm">
            <text:p text:style-name="P1">A</text:p>
          </draw:rect>
          <draw:rect draw:style-name="gr4" draw:text-style-name="P1" draw:layer="layout" svg:width="1.27cm" svg:height="1.27cm" svg:x="11.43cm" svg:y="16.51cm">
            <text:p text:style-name="P1">S</text:p>
          </draw:rect>
          <draw:circle draw:style-name="gr1" draw:text-style-name="P1" draw:layer="layout" svg:width="1.27cm" svg:height="1.27cm" svg:x="11.43cm" svg:y="18.415cm">
            <text:p/>
          </draw:circle>
          <draw:rect draw:style-name="gr4" draw:text-style-name="P1" draw:layer="layout" svg:width="1.27cm" svg:height="1.271cm" svg:x="11.43cm" svg:y="12.7cm">
            <text:p text:style-name="P1">I</text:p>
          </draw:rect>
          <draw:frame draw:style-name="gr2" draw:layer="layout" svg:width="6.606cm" svg:height="0.962cm" svg:x="13.079cm" svg:y="13.008cm">
            <draw:text-box>
              <text:p>Implementation Layer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e Francisco Saray Villamizar</meta:initial-creator>
    <meta:creation-date>2011-11-06T22:17:47</meta:creation-date>
    <meta:editing-duration>PT39M26S</meta:editing-duration>
    <meta:editing-cycles>4</meta:editing-cycles>
    <dc:date>2011-11-06T23:28:06</dc:date>
    <dc:creator>Jose Francisco Saray Villamizar</dc:creator>
    <meta:generator>OpenOffice.org/3.3$Unix OpenOffice.org_project/330m20$Build-9567</meta:generator>
    <meta:document-statistic meta:object-count="54"/>
  </office:meta>
</office:document-meta>
</file>